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5"/>
    <style:style style:name="ce4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Calibration-aid</text:p>
          </table:table-cell>
          <table:table-cell table:number-columns-repeated="16"/>
        </table:table-row>
        <table:table-row table:style-name="ro1">
          <table:table-cell table:style-name="ce1" office:value-type="date" office:date-value="2021-08-22" calcext:value-type="date">
            <text:p>08/22/21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]+1" office:value-type="float" office:value="2" calcext:value-type="float">
            <text:p>2</text:p>
          </table:table-cell>
          <table:table-cell table:formula="of:=[.C8]+1" office:value-type="float" office:value="3" calcext:value-type="float">
            <text:p>3</text:p>
          </table:table-cell>
          <table:table-cell table:formula="of:=[.D8]+1" office:value-type="float" office:value="4" calcext:value-type="float">
            <text:p>4</text:p>
          </table:table-cell>
          <table:table-cell table:formula="of:=[.E8]+1" office:value-type="float" office:value="5" calcext:value-type="float">
            <text:p>5</text:p>
          </table:table-cell>
          <table:table-cell table:formula="of:=[.F8]+1" office:value-type="float" office:value="6" calcext:value-type="float">
            <text:p>6</text:p>
          </table:table-cell>
          <table:table-cell table:formula="of:=[.G8]+1" office:value-type="float" office:value="7" calcext:value-type="float">
            <text:p>7</text:p>
          </table:table-cell>
          <table:table-cell table:formula="of:=[.H8]+1" office:value-type="float" office:value="8" calcext:value-type="float">
            <text:p>8</text:p>
          </table:table-cell>
          <table:table-cell table:formula="of:=[.I8]+1" office:value-type="float" office:value="9" calcext:value-type="float">
            <text:p>9</text:p>
          </table:table-cell>
          <table:table-cell table:formula="of:=[.J8]+1" office:value-type="float" office:value="10" calcext:value-type="float">
            <text:p>10</text:p>
          </table:table-cell>
          <table:table-cell table:formula="of:=[.K8]+1" office:value-type="float" office:value="11" calcext:value-type="float">
            <text:p>11</text:p>
          </table:table-cell>
          <table:table-cell table:formula="of:=[.L8]+1" office:value-type="float" office:value="12" calcext:value-type="float">
            <text:p>12</text:p>
          </table:table-cell>
          <table:table-cell table:formula="of:=[.M8]+1" office:value-type="float" office:value="13" calcext:value-type="float">
            <text:p>13</text:p>
          </table:table-cell>
          <table:table-cell table:formula="of:=[.N8]+1" office:value-type="float" office:value="14" calcext:value-type="float">
            <text:p>14</text:p>
          </table:table-cell>
          <table:table-cell table:formula="of:=[.O8]+1" office:value-type="float" office:value="15" calcext:value-type="float">
            <text:p>15</text:p>
          </table:table-cell>
          <table:table-cell table:formula="of:=[.P8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2174:</text:p>
          </table:table-cell>
          <table:table-cell table:style-name="ce3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</table:table-row>
        <table:table-row table:style-name="ro1">
          <table:table-cell office:value-type="string" calcext:value-type="string">
            <text:p>N2179:</text:p>
          </table:table-cell>
          <table:table-cell table:style-name="ce3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OM measurement</text:p>
          </table:table-cell>
          <table:table-cell office:value-type="float" office:value="3.884" calcext:value-type="float">
            <text:p>3.884</text:p>
          </table:table-cell>
          <table:table-cell office:value-type="float" office:value="7.75" calcext:value-type="float">
            <text:p>7.75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.36" calcext:value-type="float">
            <text:p>19.36</text:p>
          </table:table-cell>
          <table:table-cell office:value-type="float" office:value="23.21" calcext:value-type="float">
            <text:p>23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0.96" calcext:value-type="float">
            <text:p>30.96</text:p>
          </table:table-cell>
          <table:table-cell office:value-type="float" office:value="34.84" calcext:value-type="float">
            <text:p>34.84</text:p>
          </table:table-cell>
          <table:table-cell office:value-type="float" office:value="38.72" calcext:value-type="float">
            <text:p>38.72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table:style-name="ce4" table:formula="of:=[.B10]/[.B12]" office:value-type="float" office:value="1.00084963954686" calcext:value-type="float">
            <text:p>1.0008496</text:p>
          </table:table-cell>
          <table:table-cell table:style-name="ce4" table:formula="of:=[.C10]/[.C12]" office:value-type="float" office:value="1.03890322580645" calcext:value-type="float">
            <text:p>1.0389032</text:p>
          </table:table-cell>
          <table:table-cell table:style-name="ce4" table:formula="of:=[.D10]/[.D12]" office:value-type="float" office:value="0.999681309216193" calcext:value-type="float">
            <text:p>0.9996813</text:p>
          </table:table-cell>
          <table:table-cell table:style-name="ce4" table:formula="of:=[.E10]/[.E12]" office:value-type="float" office:value="1.03850630455868" calcext:value-type="float">
            <text:p>1.0385063</text:p>
          </table:table-cell>
          <table:table-cell table:style-name="ce4" table:formula="of:=[.F10]/[.F12]" office:value-type="float" office:value="1.00017045454545" calcext:value-type="float">
            <text:p>1.0001705</text:p>
          </table:table-cell>
          <table:table-cell table:style-name="ce4" table:formula="of:=[.G10]/[.G12]" office:value-type="float" office:value="1.00045669969841" calcext:value-type="float">
            <text:p>1.0004567</text:p>
          </table:table-cell>
          <table:table-cell table:style-name="ce4" table:formula="of:=[.H10]/[.H12]" office:value-type="float" office:value="0.999929863418235" calcext:value-type="float">
            <text:p>0.9999299</text:p>
          </table:table-cell>
          <table:table-cell table:style-name="ce4" table:formula="of:=[.I10]/[.I12]" office:value-type="float" office:value="1.03833979328165" calcext:value-type="float">
            <text:p>1.0383398</text:p>
          </table:table-cell>
          <table:table-cell table:style-name="ce4" table:formula="of:=[.J10]/[.J12]" office:value-type="float" office:value="1.00052812858783" calcext:value-type="float">
            <text:p>1.0005281</text:p>
          </table:table-cell>
          <table:table-cell table:style-name="ce4" table:formula="of:=[.K10]/[.K12]" office:value-type="float" office:value="1.00042871900826" calcext:value-type="float">
            <text:p>1.0004287</text:p>
          </table:table-cell>
          <table:table-cell table:style-name="ce4" table:formula="of:=[.L10]/[.L12]" office:value-type="float" office:value="0.99962676056338" calcext:value-type="float">
            <text:p>0.9996268</text:p>
          </table:table-cell>
          <table:table-cell table:style-name="ce4" table:formula="of:=[.M10]/[.M12]" office:value-type="float" office:value="0.99963440860215" calcext:value-type="float">
            <text:p>0.9996344</text:p>
          </table:table-cell>
          <table:table-cell table:style-name="ce4" table:formula="of:=[.N10]/[.N12]" office:value-type="float" office:value="0.999618290258449" calcext:value-type="float">
            <text:p>0.9996183</text:p>
          </table:table-cell>
          <table:table-cell table:style-name="ce4" table:formula="of:=[.O10]/[.O12]" office:value-type="float" office:value="0.99959594095941" calcext:value-type="float">
            <text:p>0.9995959</text:p>
          </table:table-cell>
          <table:table-cell table:style-name="ce4" table:formula="of:=[.P10]/[.P12]" office:value-type="float" office:value="1.00138448275862" calcext:value-type="float">
            <text:p>1.0013845</text:p>
          </table:table-cell>
          <table:table-cell table:style-name="ce4" table:formula="of:=[.Q10]/[.Q12]" office:value-type="float" office:value="0.999716129032258" calcext:value-type="float">
            <text:p>0.999716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-&gt;cabs[ 0].scale =<text:tab/><text:tab/></text:p>
          </table:table-cell>
          <table:table-cell table:style-name="ce3" office:value-type="float" office:value="0.0001225671" calcext:value-type="float">
            <text:p>1.225671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1].scale =<text:tab/><text:tab/></text:p>
          </table:table-cell>
          <table:table-cell table:style-name="ce3" office:value-type="float" office:value="0.0001264348" calcext:value-type="float">
            <text:p>1.264348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2].scale =<text:tab/><text:tab/></text:p>
          </table:table-cell>
          <table:table-cell table:style-name="ce3" office:value-type="float" office:value="0.0001230098" calcext:value-type="float">
            <text:p>1.230098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3].scale =<text:tab/><text:tab/></text:p>
          </table:table-cell>
          <table:table-cell table:style-name="ce3" office:value-type="float" office:value="0.0001259373" calcext:value-type="float">
            <text:p>1.259373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4].scale =<text:tab/><text:tab/></text:p>
          </table:table-cell>
          <table:table-cell table:style-name="ce3" office:value-type="float" office:value="0.0001220562" calcext:value-type="float">
            <text:p>1.220562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5].scale =<text:tab/><text:tab/></text:p>
          </table:table-cell>
          <table:table-cell table:style-name="ce3" office:value-type="float" office:value="0.0001229335" calcext:value-type="float">
            <text:p>1.229335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6].scale =<text:tab/><text:tab/></text:p>
          </table:table-cell>
          <table:table-cell table:style-name="ce3" office:value-type="float" office:value="0.0001215593" calcext:value-type="float">
            <text:p>1.215593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7].scale =<text:tab/><text:tab/></text:p>
          </table:table-cell>
          <table:table-cell table:style-name="ce3" office:value-type="float" office:value="0.0001251846" calcext:value-type="float">
            <text:p>1.251846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8].scale =<text:tab/><text:tab/></text:p>
          </table:table-cell>
          <table:table-cell table:style-name="ce3" office:value-type="float" office:value="0.0001214936" calcext:value-type="float">
            <text:p>1.214936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 9].scale =<text:tab/><text:tab/></text:p>
          </table:table-cell>
          <table:table-cell table:style-name="ce3" office:value-type="float" office:value="0.00012194" calcext:value-type="float">
            <text:p>1.219400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0].scale =<text:tab/><text:tab/></text:p>
          </table:table-cell>
          <table:table-cell table:style-name="ce3" office:value-type="float" office:value="0.0001215339" calcext:value-type="float">
            <text:p>1.215339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1].scale =<text:tab/><text:tab/></text:p>
          </table:table-cell>
          <table:table-cell table:style-name="ce3" office:value-type="float" office:value="0.0001203473" calcext:value-type="float">
            <text:p>1.203473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2].scale =<text:tab/><text:tab/></text:p>
          </table:table-cell>
          <table:table-cell table:style-name="ce3" office:value-type="float" office:value="0.0001207109" calcext:value-type="float">
            <text:p>1.207109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3].scale =<text:tab/><text:tab/></text:p>
          </table:table-cell>
          <table:table-cell table:style-name="ce3" office:value-type="float" office:value="0.0001213227" calcext:value-type="float">
            <text:p>1.213227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4].scale =<text:tab/><text:tab/></text:p>
          </table:table-cell>
          <table:table-cell table:style-name="ce3" office:value-type="float" office:value="0.0001216159" calcext:value-type="float">
            <text:p>1.216159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5].scale =<text:tab/><text:tab/></text:p>
          </table:table-cell>
          <table:table-cell table:style-name="ce3" office:value-type="float" office:value="0.0001221882" calcext:value-type="float">
            <text:p>1.221882E-04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6].scale =<text:tab/><text:tab/></text:p>
          </table:table-cell>
          <table:table-cell table:style-name="ce3" office:value-type="float" office:value="0.00001709153" calcext:value-type="float">
            <text:p>1.709153E-05</text:p>
          </table:table-cell>
          <table:table-cell office:value-type="string" calcext:value-type="string">
            <text:p><text:tab/>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-&gt;cabs[17].scale =<text:tab/><text:tab/></text:p>
          </table:table-cell>
          <table:table-cell table:style-name="ce3" office:value-type="string" calcext:value-type="string">
            <text:p>0.0078125<text:tab/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→cabs[ 0].scale =</text:p>
          </table:table-cell>
          <table:table-cell/>
          <table:table-cell table:style-name="ce3" table:formula="of:=[.B18]/[.B13]" office:value-type="float" office:value="0.000122463050549224" calcext:value-type="float">
            <text:p>1.224631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1].scale =</text:p>
          </table:table-cell>
          <table:table-cell/>
          <table:table-cell table:style-name="ce3" table:formula="of:=[.B19]/[.C13]" office:value-type="float" office:value="0.000121700267030988" calcext:value-type="float">
            <text:p>1.217003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2].scale =</text:p>
          </table:table-cell>
          <table:table-cell/>
          <table:table-cell table:style-name="ce3" table:formula="of:=[.B20]/[.D13]" office:value-type="float" office:value="0.000123049014586905" calcext:value-type="float">
            <text:p>1.230490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3].scale =</text:p>
          </table:table-cell>
          <table:table-cell/>
          <table:table-cell table:style-name="ce3" table:formula="of:=[.B21]/[.E13]" office:value-type="float" office:value="0.000121267727934996" calcext:value-type="float">
            <text:p>1.212677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4].scale =</text:p>
          </table:table-cell>
          <table:table-cell/>
          <table:table-cell table:style-name="ce3" table:formula="of:=[.B22]/[.F13]" office:value-type="float" office:value="0.000122035398511617" calcext:value-type="float">
            <text:p>1.220354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5].scale =</text:p>
          </table:table-cell>
          <table:table-cell/>
          <table:table-cell table:style-name="ce3" table:formula="of:=[.B23]/[.G13]" office:value-type="float" office:value="0.000122877381936729" calcext:value-type="float">
            <text:p>1.228774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6].scale =</text:p>
          </table:table-cell>
          <table:table-cell/>
          <table:table-cell table:style-name="ce3" table:formula="of:=[.B24]/[.H13]" office:value-type="float" office:value="0.000121567826351793" calcext:value-type="float">
            <text:p>1.215678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7].scale =</text:p>
          </table:table-cell>
          <table:table-cell/>
          <table:table-cell table:style-name="ce3" table:formula="of:=[.B25]/[.I13]" office:value-type="float" office:value="0.000120562267583289" calcext:value-type="float">
            <text:p>1.205623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8].scale =</text:p>
          </table:table-cell>
          <table:table-cell/>
          <table:table-cell table:style-name="ce3" table:formula="of:=[.B26]/[.J13]" office:value-type="float" office:value="0.000121429469625686" calcext:value-type="float">
            <text:p>1.214295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 9].scale =</text:p>
          </table:table-cell>
          <table:table-cell/>
          <table:table-cell table:style-name="ce3" table:formula="of:=[.B27]/[.K13]" office:value-type="float" office:value="0.000121887744407098" calcext:value-type="float">
            <text:p>1.218877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3" table:formula="of:=[.B28]/[.L13]" office:value-type="float" office:value="0.000121579278181293" calcext:value-type="float">
            <text:p>1.215793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3" table:formula="of:=[.B29]/[.M13]" office:value-type="float" office:value="0.000120391314028785" calcext:value-type="float">
            <text:p>1.203913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3" table:formula="of:=[.B30]/[.N13]" office:value-type="float" office:value="0.000120756994121016" calcext:value-type="float">
            <text:p>1.207570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3" table:formula="of:=[.B31]/[.O13]" office:value-type="float" office:value="0.000121371741349364" calcext:value-type="float">
            <text:p>1.213717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3" table:formula="of:=[.B32]/[.P13]" office:value-type="float" office:value="0.000121447757673428" calcext:value-type="float">
            <text:p>1.214478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3" table:formula="of:=[.B33]/[.Q13]" office:value-type="float" office:value="0.000122222895531635" calcext:value-type="float">
            <text:p>1.222229E-04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3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 table:number-rows-repeated="12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5:41:39.309499782</meta:creation-date>
    <dc:date>2021-08-22T15:49:36.305822083</dc:date>
    <meta:editing-duration>PT7M56S</meta:editing-duration>
    <meta:editing-cycles>3</meta:editing-cycles>
    <meta:generator>LibreOffice/5.1.6.2$Linux_X86_64 LibreOffice_project/10m0$Build-2</meta:generator>
    <meta:document-statistic meta:table-count="1" meta:cell-count="197" meta:object-count="0"/>
  </office:meta>
</office:document-meta>
</file>